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8.433cm" table:align="left"/>
    </style:style>
    <style:style style:name="Таблица1.A" style:family="table-column">
      <style:table-column-properties style:column-width="8.433cm"/>
    </style:style>
    <style:style style:name="Таблица1.A1" style:family="table-cell">
      <style:table-cell-properties style:vertical-align="middl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paragraph-properties fo:margin-left="0cm" fo:margin-right="0cm" style:line-height-at-least="0.476cm" fo:text-indent="0cm" style:auto-text-indent="false" fo:padding="0cm" fo:border="non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">Я так тобой горжусь, братишка!<text:line-break/>Хочу, чтобы всегда ты это знал<text:line-break/>К себе наверное и строгий слишком<text:line-break/>Все хорошо, лишь бы себя не потерял!<text:line-break/><text:line-break/>Я знаю, ты ведь очень сильный<text:line-break/>Ты знаешь все, зачем живешь<text:line-break/>С небес сошедший дым кадильный<text:line-break/>Вдруг наколдует все, чего ты ждешь!<text:line-break/><text:line-break/>И ведь умеешь же бороться, биться<text:line-break/>За место в тепле, как никто не умел<text:line-break/>Я так хотела б у тебя учиться<text:line-break/>Счастьем освещен твой жизненный удел<text:line-break/><text:line-break/>Иди вперед, не бойся, все ты сможешь!<text:line-break/>С тобой я остаюсь здесь навсегда<text:line-break/>Чуешь тепло? Это под кожей<text:line-break/>Бьется наше сердце...Теперь нам беда не беда!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Лизавета Чижикова</meta:initial-creator>
    <meta:creation-date>2012-11-28T11:00:36.96</meta:creation-date>
    <meta:document-statistic meta:table-count="1" meta:image-count="0" meta:object-count="0" meta:page-count="1" meta:paragraph-count="1" meta:word-count="97" meta:character-count="541"/>
    <dc:date>2012-11-28T11:01:45.81</dc:date>
    <dc:creator>Лизавета Чижикова</dc:creator>
    <meta:editing-duration>PT1M15S</meta:editing-duration>
    <meta:editing-cycles>1</meta:editing-cycles>
    <meta:generator>OpenOffice.org/3.3$Win32 OpenOffice.org_project/330m20$Build-9567</meta:generator>
  </office:meta>
</office:document-meta>
</file>